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text-properties style:font-name="Arial"/>
    </style:style>
    <style:style style:name="P3" style:family="paragraph" style:parent-style-name="First_20_paragraph">
      <style:text-properties style:font-name="Arial" fo:font-weight="bold" style:font-weight-asian="bold" style:font-weight-complex="bold"/>
    </style:style>
    <style:style style:name="P4" style:family="paragraph" style:parent-style-name="First_20_paragraph">
      <style:text-properties officeooo:paragraph-rsid="0008d4e4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2">
      <style:text-properties style:font-name="Ari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Horizontal_20_Line">
      <style:text-properties style:font-name="Arial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 style:list-style-name="L2">
      <style:paragraph-properties fo:margin-top="0in" fo:margin-bottom="0in" loext:contextual-spacing="false"/>
    </style:style>
    <style:style style:name="P11" style:family="paragraph" style:parent-style-name="Text_20_body" style:list-style-name="L4">
      <style:paragraph-properties fo:margin-top="0in" fo:margin-bottom="0in" loext:contextual-spacing="false"/>
    </style:style>
    <style:style style:name="P12" style:family="paragraph" style:parent-style-name="Text_20_body" style:list-style-name="L5">
      <style:paragraph-properties fo:margin-top="0in" fo:margin-bottom="0in" loext:contextual-spacing="false"/>
    </style:style>
    <style:style style:name="P13" style:family="paragraph" style:parent-style-name="Text_20_body" style:list-style-name="L8">
      <style:paragraph-properties fo:margin-top="0in" fo:margin-bottom="0in" loext:contextual-spacing="false"/>
    </style:style>
    <style:style style:name="P14" style:family="paragraph" style:parent-style-name="Text_20_body" style:list-style-name="L9">
      <style:paragraph-properties fo:margin-top="0in" fo:margin-bottom="0in" loext:contextual-spacing="false"/>
    </style:style>
    <style:style style:name="P15" style:family="paragraph" style:parent-style-name="Text_20_body" style:list-style-name="L10">
      <style:paragraph-properties fo:margin-top="0in" fo:margin-bottom="0in" loext:contextual-spacing="false"/>
    </style:style>
    <style:style style:name="P16" style:family="paragraph" style:parent-style-name="Text_20_body" style:list-style-name="L11">
      <style:paragraph-properties fo:margin-top="0in" fo:margin-bottom="0in" loext:contextual-spacing="false"/>
      <style:text-properties officeooo:paragraph-rsid="000975db"/>
    </style:style>
    <style:style style:name="P17" style:family="paragraph" style:parent-style-name="Text_20_body" style:list-style-name="L12">
      <style:paragraph-properties fo:margin-top="0in" fo:margin-bottom="0in" loext:contextual-spacing="false"/>
    </style:style>
    <style:style style:name="P18" style:family="paragraph" style:parent-style-name="Text_20_body" style:list-style-name="L13">
      <style:paragraph-properties fo:margin-top="0in" fo:margin-bottom="0in" loext:contextual-spacing="false"/>
    </style:style>
    <style:style style:name="P19" style:family="paragraph" style:parent-style-name="Text_20_body" style:list-style-name="L14">
      <style:paragraph-properties fo:margin-top="0in" fo:margin-bottom="0in" loext:contextual-spacing="false"/>
    </style:style>
    <style:style style:name="P20" style:family="paragraph" style:parent-style-name="Text_20_body" style:list-style-name="L15">
      <style:paragraph-properties fo:margin-top="0in" fo:margin-bottom="0in" loext:contextual-spacing="false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style:font-name="Arial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style:font-name="Arial"/>
    </style:style>
    <style:style style:name="P23" style:family="paragraph" style:parent-style-name="Text_20_body" style:list-style-name="L3">
      <style:paragraph-properties fo:margin-top="0in" fo:margin-bottom="0in" loext:contextual-spacing="false"/>
      <style:text-properties style:font-name="Arial"/>
    </style:style>
    <style:style style:name="P24" style:family="paragraph" style:parent-style-name="Text_20_body" style:list-style-name="L4">
      <style:paragraph-properties fo:margin-top="0in" fo:margin-bottom="0in" loext:contextual-spacing="false"/>
      <style:text-properties style:font-name="Arial"/>
    </style:style>
    <style:style style:name="P25" style:family="paragraph" style:parent-style-name="Text_20_body" style:list-style-name="L6">
      <style:paragraph-properties fo:margin-top="0in" fo:margin-bottom="0in" loext:contextual-spacing="false"/>
      <style:text-properties style:font-name="Arial"/>
    </style:style>
    <style:style style:name="P26" style:family="paragraph" style:parent-style-name="Text_20_body" style:list-style-name="L7">
      <style:paragraph-properties fo:margin-top="0in" fo:margin-bottom="0in" loext:contextual-spacing="false"/>
      <style:text-properties style:font-name="Arial"/>
    </style:style>
    <style:style style:name="P27" style:family="paragraph" style:parent-style-name="Text_20_body" style:list-style-name="L8">
      <style:paragraph-properties fo:margin-top="0in" fo:margin-bottom="0in" loext:contextual-spacing="false"/>
      <style:text-properties style:font-name="Arial"/>
    </style:style>
    <style:style style:name="P28" style:family="paragraph" style:parent-style-name="Text_20_body" style:list-style-name="L9">
      <style:paragraph-properties fo:margin-top="0in" fo:margin-bottom="0in" loext:contextual-spacing="false"/>
      <style:text-properties style:font-name="Arial"/>
    </style:style>
    <style:style style:name="P29" style:family="paragraph" style:parent-style-name="Text_20_body" style:list-style-name="L11">
      <style:paragraph-properties fo:margin-top="0in" fo:margin-bottom="0in" loext:contextual-spacing="false"/>
      <style:text-properties style:font-name="Arial"/>
    </style:style>
    <style:style style:name="P30" style:family="paragraph" style:parent-style-name="Text_20_body" style:list-style-name="L12">
      <style:paragraph-properties fo:margin-top="0in" fo:margin-bottom="0in" loext:contextual-spacing="false"/>
      <style:text-properties style:font-name="Arial"/>
    </style:style>
    <style:style style:name="P31" style:family="paragraph" style:parent-style-name="Text_20_body" style:list-style-name="L13">
      <style:paragraph-properties fo:margin-top="0in" fo:margin-bottom="0in" loext:contextual-spacing="false"/>
      <style:text-properties style:font-name="Arial"/>
    </style:style>
    <style:style style:name="P32" style:family="paragraph" style:parent-style-name="Text_20_body" style:list-style-name="L15">
      <style:paragraph-properties fo:margin-top="0in" fo:margin-bottom="0in" loext:contextual-spacing="false"/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officeooo:rsid="0008d4e4"/>
    </style:style>
    <style:style style:name="T6" style:family="text">
      <style:text-properties style:font-name="Arial" officeooo:rsid="000975db"/>
    </style:style>
    <style:style style:name="T7" style:family="text">
      <style:text-properties style:font-name="Arial" officeooo:rsid="000c7310"/>
    </style:style>
    <style:style style:name="T8" style:family="text">
      <style:text-properties officeooo:rsid="0008d4e4"/>
    </style:style>
    <style:style style:name="T9" style:family="text">
      <style:text-properties officeooo:rsid="000c731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ki-system---technische-dokumentation"/>KI System - Technische Dokumentation<text:bookmark-end text:name="ki-system---technische-dokumentation"/></text:h>
      <text:p text:style-name="P3">Alte Post Wien</text:p>
      <text:p text:style-name="P9">Diese Dokumentation beschreibt die technische Architektur, Infrastruktur und Wartungsprozesse des KI-Bildgenerierungssystems.</text:p>
      <text:p text:style-name="P8"/>
      <text:h text:style-name="P6" text:outline-level="2"><text:bookmark-start text:name="systemüberblick"/>1. Systemüberblick<text:bookmark-end text:name="systemüberblick"/></text:h>
      <text:p text:style-name="P2">Das System ist eine verteilte Anwendung zur parallelen Bildgenerierung mittels ComfyUI. Es besteht aus einer zentralen Steuereinheit (Control PC) und mehreren Worker PCs.</text:p>
      <text:list xml:id="list2715340849" text:style-name="L1">
        <text:list-item>
          <text:p text:style-name="P21"><text:span text:style-name="T1">Kommunikation</text:span>: Redis Datenbank (Pub/Sub &amp; Keys).</text:p>
        </text:list-item>
        <text:list-item>
          <text:p text:style-name="P21"><text:span text:style-name="T1">Software Basis</text:span>: vvvv gamma, ComfyUI, Python.</text:p>
        </text:list-item>
        <text:list-item>
          <text:p text:style-name="P21"><text:span text:style-name="T1">Netzwerk</text:span>: Lokales LAN.</text:p>
        </text:list-item>
      </text:list>
      <text:p text:style-name="P8"/>
      <text:h text:style-name="P6" text:outline-level="2"/>
      <text:h text:style-name="P6" text:outline-level="2"/>
      <text:h text:style-name="P6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" text:outline-level="2"><text:bookmark-start text:name="hardware-rollenverteilung"/><text:soft-page-break/>2. Hardware &amp; Rollenverteilung<text:bookmark-end text:name="hardware-rollenverteilung"/></text:h>
      <text:h text:style-name="P7" text:outline-level="3"><text:span text:style-name="T8">KI</text:span><text:bookmark-start text:name="ai-control-pc"/> Control PC<text:bookmark-end text:name="ai-control-pc"/></text:h>
      <text:list xml:id="list2493419308" text:style-name="L2">
        <text:list-item>
          <text:p text:style-name="P10"><text:span text:style-name="T3">Hostname</text:span><text:span text:style-name="T2">: </text:span><text:span text:style-name="Source_5f_Text"><text:span text:style-name="T2">KI-2-DMN</text:span></text:span></text:p>
        </text:list-item>
        <text:list-item>
          <text:p text:style-name="P10"><text:span text:style-name="T3">Software</text:span><text:span text:style-name="T2">: </text:span><text:span text:style-name="Source_5f_Text"><text:span text:style-name="T2">KI_MAIN_GUI.vl</text:span></text:span></text:p>
        </text:list-item>
        <text:list-item>
          <text:p text:style-name="P22"><text:span text:style-name="T1">Aufgaben</text:span>:</text:p>
          <text:list text:style-name="L3">
            <text:list-item>
              <text:p text:style-name="P23"><text:span text:style-name="T1">Redis Server</text:span>: Hostet die Redis-Instanz für die Kommunikation <text:span text:style-name="T8">zwischen Control PC und Worker PCs</text:span></text:p>
            </text:list-item>
            <text:list-item>
              <text:p text:style-name="P23"><text:span text:style-name="T1">Job Management</text:span>: Erstellt Jobs aus User-Input und legt sie in die Queue.</text:p>
            </text:list-item>
            <text:list-item>
              <text:p text:style-name="P23"><text:span text:style-name="T1">Monitoring</text:span>: Überwacht Status der Worker.</text:p>
            </text:list-item>
          </text:list>
        </text:list-item>
      </text:list>
      <text:h text:style-name="P7" text:outline-level="3"><text:span text:style-name="T8">KI</text:span><text:bookmark-start text:name="ai-worker-pcs"/> Worker PCs<text:bookmark-end text:name="ai-worker-pcs"/></text:h>
      <text:p text:style-name="First_20_paragraph"><text:span text:style-name="T7">Worker generieren Bilder anhand anstehender Jobs </text:span></text:p>
      <text:list xml:id="list1203289229" text:style-name="L4">
        <text:list-item>
          <text:p text:style-name="P24"><text:span text:style-name="T1">Hostnames</text:span>:</text:p>
          <text:list text:style-name="L5">
            <text:list-item>
              <text:p text:style-name="P12"><text:span text:style-name="Source_5f_Text"><text:span text:style-name="T2">KI-1-DMN</text:span></text:span></text:p>
            </text:list-item>
            <text:list-item>
              <text:p text:style-name="P12"><text:span text:style-name="Source_5f_Text"><text:span text:style-name="T2">KI-3-DMN</text:span></text:span></text:p>
            </text:list-item>
            <text:list-item>
              <text:p text:style-name="P12"><text:span text:style-name="Source_5f_Text"><text:span text:style-name="T2">KI-1-PG8</text:span></text:span></text:p>
            </text:list-item>
            <text:list-item>
              <text:p text:style-name="P12"><text:span text:style-name="Source_5f_Text"><text:span text:style-name="T2">KI-2-PG8</text:span></text:span></text:p>
            </text:list-item>
            <text:list-item>
              <text:p text:style-name="P12"><text:span text:style-name="Source_5f_Text"><text:span text:style-name="T2">KI-3-PG8</text:span></text:span></text:p>
            </text:list-item>
          </text:list>
        </text:list-item>
        <text:list-item>
          <text:p text:style-name="P11"><text:span text:style-name="T3">Software</text:span><text:span text:style-name="T2">: </text:span><text:span text:style-name="Source_5f_Text"><text:span text:style-name="T2">KI_WORKER.vl</text:span></text:span></text:p>
        </text:list-item>
        <text:list-item>
          <text:p text:style-name="P24"><text:span text:style-name="T1">Aufgaben</text:span>:</text:p>
          <text:list text:style-name="L6">
            <text:list-item>
              <text:p text:style-name="P25"><text:span text:style-name="T1">Redis Client</text:span>: Holt Jobs aus der Queue.</text:p>
            </text:list-item>
            <text:list-item>
              <text:p text:style-name="P25"><text:span text:style-name="T1">ComfyUI Host</text:span>: Führt die lokale ComfyUI Instanz aus (API Mode).</text:p>
            </text:list-item>
            <text:list-item>
              <text:p text:style-name="P25"><text:span text:style-name="T1">Reporting</text:span>: Meldet Status (Idle/Processing) und Logs an den Control PC.</text:p>
            </text:list-item>
          </text:list>
        </text:list-item>
      </text:list>
      <text:p text:style-name="P8"/>
      <text:h text:style-name="P6" text:outline-level="2"/>
      <text:h text:style-name="P6" text:outline-level="2"/>
      <text:h text:style-name="P6" text:outline-level="2"/>
      <text:h text:style-name="P6" text:outline-level="2"/>
      <text:p text:style-name="P9"/>
      <text:p text:style-name="P9"/>
      <text:p text:style-name="P9"/>
      <text:h text:style-name="P6" text:outline-level="2"><text:bookmark-start text:name="datenfluss-speicherstruktur"/><text:soft-page-break/>3. Datenfluss &amp; Speicherstruktur<text:bookmark-end text:name="datenfluss-speicherstruktur"/></text:h>
      <text:h text:style-name="P7" text:outline-level="3"><text:bookmark-start text:name="generierungsprozess"/>3.1 Generierungsprozess<text:bookmark-end text:name="generierungsprozess"/></text:h>
      <text:list xml:id="list1118390784" text:style-name="L7">
        <text:list-item>
          <text:p text:style-name="P26"><text:span text:style-name="T1">Input</text:span>: Quellbilder liegen auf dem Netzlaufwerk.</text:p>
        </text:list-item>
        <text:list-item>
          <text:p text:style-name="P26"><text:span text:style-name="T1">Generate</text:span>:</text:p>
          <text:list text:style-name="L8">
            <text:list-item>
              <text:p text:style-name="P27">Control PC sendet Job-JSON an Redis.</text:p>
            </text:list-item>
            <text:list-item>
              <text:p text:style-name="P27">Freier Worker übernimmt Job.</text:p>
            </text:list-item>
            <text:list-item>
              <text:p text:style-name="P13"><text:span text:style-name="T2">ComfyUI generiert Bild und speichert es als </text:span><text:span text:style-name="Source_5f_Text"><text:span text:style-name="T2">image_name_ORIG.png</text:span></text:span><text:span text:style-name="T2"> in ComfyUI-Output auf dem NAS.</text:span></text:p>
            </text:list-item>
          </text:list>
        </text:list-item>
        <text:list-item>
          <text:p text:style-name="P26"><text:span text:style-name="T1">Upscale</text:span>:</text:p>
          <text:list text:style-name="L9">
            <text:list-item>
              <text:p text:style-name="P14"><text:span text:style-name="T2">Worker lädt </text:span><text:span text:style-name="Source_5f_Text"><text:span text:style-name="T2">*_ORIG.png</text:span></text:span><text:span text:style-name="T2">.</text:span></text:p>
            </text:list-item>
            <text:list-item>
              <text:p text:style-name="P28">Führt Upscale und Depth-Calculation aus.</text:p>
            </text:list-item>
            <text:list-item>
              <text:p text:style-name="P14"><text:span text:style-name="T2">Speichert Ergebnisse in Unterordner </text:span><text:span text:style-name="Source_5f_Text"><text:span text:style-name="T2">OUTPUT_FOLDER/image_name/</text:span></text:span><text:span text:style-name="T2">.</text:span></text:p>
            </text:list-item>
          </text:list>
        </text:list-item>
      </text:list>
      <text:h text:style-name="P7" text:outline-level="3"><text:bookmark-start text:name="finaler-asset-folder"/>3.2 Finaler Asset Folder<text:bookmark-end text:name="finaler-asset-folder"/></text:h>
      <text:p text:style-name="P2">Der finale Asset-Ordner für die Medienwiedergabe (BRAIN) muss folgende Struktur pro Quellbild aufweisen:</text:p>
      <text:p text:style-name="Text_20_body"><text:span text:style-name="T3">Ordner</text:span><text:span text:style-name="T2">: </text:span><text:span text:style-name="Source_5f_Text"><text:span text:style-name="T2">[Asset_Name]/</text:span></text:span></text:p>
      <text:list xml:id="list3371560455" text:style-name="L10">
        <text:list-item>
          <text:p text:style-name="P15"><text:span text:style-name="Source_5f_Text"><text:span text:style-name="T2">[ROOM]_Color.png</text:span></text:span><text:span text:style-name="T2"> - Projektionsbild (Upscaled)</text:span></text:p>
        </text:list-item>
        <text:list-item>
          <text:p text:style-name="P15"><text:span text:style-name="Source_5f_Text"><text:span text:style-name="T2">[ROOM]_Depth.exr</text:span></text:span><text:span text:style-name="T2"> - Tiefeninformation (32-bit float)</text:span></text:p>
        </text:list-item>
        <text:list-item>
          <text:p text:style-name="P15"><text:span text:style-name="Source_5f_Text"><text:span text:style-name="T2">[ROOM]_Thumb.png</text:span></text:span><text:span text:style-name="T2"> - Vorschau</text:span></text:p>
        </text:list-item>
        <text:list-item>
          <text:p text:style-name="P15"><text:span text:style-name="Source_5f_Text"><text:span text:style-name="T2">[ROOM]_Comfy.png</text:span></text:span><text:span text:style-name="T2"> - Originalauflösung mit Metadaten</text:span></text:p>
        </text:list-item>
        <text:list-item>
          <text:p text:style-name="P15"><text:span text:style-name="Source_5f_Text"><text:span text:style-name="T2">Classification.xml</text:span></text:span><text:span text:style-name="T2"> - KI-Rating (0-1) für 40 Labels</text:span></text:p>
        </text:list-item>
        <text:list-item>
          <text:p text:style-name="P15"><text:span text:style-name="Source_5f_Text"><text:span text:style-name="T2">Tags.xml</text:span></text:span><text:span text:style-name="T2"> - Manuelle Tags</text:span></text:p>
        </text:list-item>
        <text:list-item>
          <text:p text:style-name="P15"><text:span text:style-name="Source_5f_Text"><text:span text:style-name="T2">ColorPalette.xml</text:span></text:span><text:span text:style-name="T2"> - Dominante Farben</text:span></text:p>
        </text:list-item>
      </text:list>
      <text:p text:style-name="First_20_paragraph"><text:span text:style-name="T4">Hinweis</text:span><text:span text:style-name="T2">: </text:span><text:span text:style-name="Source_5f_Text"><text:span text:style-name="T2">GAS</text:span></text:span><text:span text:style-name="T2"> (Gastronomie) Assets werden in einem separaten Verzeichnisbaum gespeichert.</text:span></text:p>
      <text:h text:style-name="P7" text:outline-level="3"><text:bookmark-start text:name="externe-tools"/>3.3 Externe Tools<text:bookmark-end text:name="externe-tools"/></text:h>
      <text:list xml:id="list201282990" text:style-name="L11">
        <text:list-item>
          <text:p text:style-name="P16"><text:span text:style-name="T3">Nodetool</text:span><text:span text:style-name="T2">: Eigenständige Applikation zur Analyse der </text:span><text:span text:style-name="T5">Quellb</text:span><text:span text:style-name="T2">ilder. Erstellt die </text:span><text:span text:style-name="Source_5f_Text"><text:span text:style-name="T2">Classification.xml</text:span></text:span><text:span text:style-name="T2">. </text:span><text:span text:style-name="T5">Classifications werden als Batch Prozess mit Anthropic Claude 3.5 erstellt.</text:span></text:p>
          <text:list>
            <text:list-item>
              <text:p text:style-name="P16"><text:span text:style-name="T6">Der nodetool workflow befindet sich in AltePostWien\KI\nodetool</text:span></text:p>
            </text:list-item>
            <text:list-item>
              <text:p text:style-name="P16"><text:span text:style-name="T6">Der verwendete Prompt befindet sich auch in AltePostWien\KI\classification\prompt.txt</text:span></text:p>
            </text:list-item>
          </text:list>
        </text:list-item>
        <text:list-item>
          <text:p text:style-name="P29"><text:span text:style-name="T1">Sync</text:span>: Die XML-Dateien werden mittels Hilfsskript (im Utils-Tab der Main GUI) in korrekt benannte Ordner kopiert.</text:p>
        </text:list-item>
      </text:list>
      <text:p text:style-name="P8"/>
      <text:h text:style-name="P6" text:outline-level="2"><text:soft-page-break/></text:h>
      <text:p text:style-name="P9"/>
      <text:h text:style-name="P6" text:outline-level="2"><text:bookmark-start text:name="autostart-wartung"/>4. Autostart &amp; Wartung<text:bookmark-end text:name="autostart-wartung"/></text:h>
      <text:p text:style-name="P4"><text:span text:style-name="T2">Das System ist für automatischen Start und Synchronisation konfiguriert.</text:span></text:p>
      <text:p text:style-name="P4"><text:span text:style-name="T2">Batch-Skripte befinden sich im Ordner </text:span><text:span text:style-name="Source_5f_Text"><text:span text:style-name="T2">bat-files/autostart/</text:span></text:span><text:span text:style-name="T2">.</text:span></text:p>
      <text:h text:style-name="Heading_20_3" text:outline-level="3"><text:bookmark-start text:name="main-pc-autostart-ki-main.bat"/><text:span text:style-name="T2">4.1 Main PC (</text:span><text:span text:style-name="Source_5f_Text"><text:span text:style-name="T2">AUTOSTART-KI-MAIN.bat</text:span></text:span><text:span text:style-name="T2">)</text:span><text:bookmark-end text:name="main-pc-autostart-ki-main.bat"/></text:h>
      <text:p text:style-name="P2">Der Startvorgang führt folgende Schritte sequenziell aus:</text:p>
      <text:list xml:id="list916608348" text:style-name="L12">
        <text:list-item>
          <text:p text:style-name="P17"><text:span text:style-name="T3">Git Pull</text:span><text:span text:style-name="T2">: Aktualisiert das </text:span><text:span text:style-name="Source_5f_Text"><text:span text:style-name="T2">AltePostWien</text:span></text:span><text:span text:style-name="T2"> Repository.</text:span></text:p>
        </text:list-item>
        <text:list-item>
          <text:p text:style-name="P30"><text:span text:style-name="T1">Robocopy</text:span>: Synchronisiert Quellbilder vom Server/Master.</text:p>
        </text:list-item>
        <text:list-item>
          <text:p text:style-name="P17"><text:span text:style-name="T3">Start vvvv</text:span><text:span text:style-name="T2">: Startet </text:span><text:span text:style-name="Source_5f_Text"><text:span text:style-name="T2">ki-main-gui.vl</text:span></text:span><text:span text:style-name="T2">.</text:span></text:p>
        </text:list-item>
      </text:list>
      <text:h text:style-name="Heading_20_3" text:outline-level="3"><text:bookmark-start text:name="worker-pcs-autostart-ki-worker.bat"/><text:span text:style-name="T2">4.2 Worker PCs (</text:span><text:span text:style-name="Source_5f_Text"><text:span text:style-name="T2">AUTOSTART-KI-WORKER.bat</text:span></text:span><text:span text:style-name="T2">)</text:span><text:bookmark-end text:name="worker-pcs-autostart-ki-worker.bat"/></text:h>
      <text:p text:style-name="P2">Worker-Start:</text:p>
      <text:list xml:id="list3482870158" text:style-name="L13">
        <text:list-item>
          <text:p text:style-name="P31"><text:span text:style-name="T1">Stop vvvv</text:span>: Beendet eventuell laufende vvvv/Comfy Prozesse.</text:p>
        </text:list-item>
        <text:list-item>
          <text:p text:style-name="P31"><text:span text:style-name="T1">Git Pull</text:span>: Aktualisiert Codebasis.</text:p>
        </text:list-item>
        <text:list-item>
          <text:p text:style-name="P31"><text:span text:style-name="T1">Robocopy Sync</text:span>:</text:p>
          <text:list text:style-name="L14">
            <text:list-item>
              <text:p text:style-name="P19"><text:span text:style-name="Source_5f_Text"><text:span text:style-name="T2">Source Images</text:span></text:span><text:span text:style-name="T2">: Quellbilder.</text:span></text:p>
            </text:list-item>
            <text:list-item>
              <text:p text:style-name="P19"><text:span text:style-name="Source_5f_Text"><text:span text:style-name="T2">Comfy Custom Nodes</text:span></text:span><text:span text:style-name="T2">: Stellt sicher, dass alle Worker dieselben Nodes haben.</text:span></text:p>
            </text:list-item>
            <text:list-item>
              <text:p text:style-name="P19"><text:span text:style-name="Source_5f_Text"><text:span text:style-name="T2">Comfy Models</text:span></text:span><text:span text:style-name="T2">: Synchronisiert Models und LORAs.</text:span></text:p>
            </text:list-item>
          </text:list>
        </text:list-item>
        <text:list-item>
          <text:p text:style-name="P18"><text:span text:style-name="T3">Start vvvv</text:span><text:span text:style-name="T2">: Startet </text:span><text:span text:style-name="Source_5f_Text"><text:span text:style-name="T2">ki-worker.vl</text:span></text:span><text:span text:style-name="T2"> (welches wiederum ComfyUI startet).</text:span></text:p>
        </text:list-item>
      </text:list>
      <text:h text:style-name="P7" text:outline-level="3"><text:bookmark-start text:name="manuelle-eingriffe"/>4.3 Manuelle Eingriffe<text:bookmark-end text:name="manuelle-eingriffe"/></text:h>
      <text:list xml:id="list4239095474" text:style-name="L15">
        <text:list-item>
          <text:p text:style-name="P32"><text:span text:style-name="T1">Worker deaktivieren</text:span>: Über den “Worker” Tab in der Main GUI können einzelne PCs temporär aus der Verteilung genommen werden, ohne das System zu stoppen.</text:p>
        </text:list-item>
        <text:list-item>
          <text:p text:style-name="P20"><text:span text:style-name="T3">Logs</text:span><text:span text:style-name="T2">: Fehlermeldungen der Autostart-Skripte werden in </text:span><text:span text:style-name="Source_5f_Text"><text:span text:style-name="T2">D:\_POST_LOGS\autostart_errors.log</text:span></text:span><text:span text:style-name="T2"> (auf den jeweiligen Maschinen) geschriebe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/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/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keyword/>
    <meta:initial-creator/>
    <meta:creation-date>2025-12-16T00:42:05Z</meta:creation-date>
    <dc:date>2025-12-16T01:56:16.007000000</dc:date>
    <meta:editing-duration>PT13M44S</meta:editing-duration>
    <meta:editing-cycles>3</meta:editing-cycles>
    <meta:document-statistic meta:table-count="0" meta:image-count="0" meta:object-count="0" meta:page-count="4" meta:paragraph-count="77" meta:word-count="495" meta:character-count="3589" meta:non-whitespace-character-count="3221"/>
  </office:meta>
</office:document-meta>
</file>